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center" draw:textarea-vertical-align="middle"/>
    </style:style>
    <style:style style:name="gr2" style:family="graphic" style:parent-style-name="standard">
      <style:graphic-properties draw:fill="solid" draw:fill-color="#ffffcc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e6e6e6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paragraph-properties fo:margin-left="0cm" fo:margin-right="0cm" fo:text-align="end" fo:text-indent="0cm"/>
      <style:text-properties fo:font-size="12pt"/>
    </style:style>
    <style:style style:name="P4" style:family="paragraph">
      <style:paragraph-properties fo:text-align="end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10pt"/>
    </style:style>
    <style:style style:name="P7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7.62cm" svg:height="0.762cm" svg:x="1.651cm" svg:y="1.185cm">
          <text:p text:style-name="P1"><text:span text:style-name="T1">B1</text:span></text:p>
        </draw:rect>
        <draw:rect draw:style-name="gr2" draw:text-style-name="P4" draw:layer="layout" svg:width="3.937cm" svg:height="0.762cm" svg:x="1.651cm" svg:y="1.947cm">
          <text:p text:style-name="P3"><text:span text:style-name="T1"><text:s text:c="15"/></text:span><text:span text:style-name="T1">A1</text:span></text:p>
        </draw:rect>
        <draw:rect draw:style-name="gr2" draw:text-style-name="P2" draw:layer="layout" svg:width="2.032cm" svg:height="0.508cm" svg:x="1.651cm" svg:y="1.693cm">
          <text:p text:style-name="P1"><text:span text:style-name="T1">A2</text:span></text:p>
        </draw:rect>
        <draw:frame draw:style-name="gr3" draw:text-style-name="P6" draw:layer="layout" svg:width="6.928cm" svg:height="0.64cm" svg:x="1.352cm" svg:y="0.489cm">
          <draw:text-box>
            <text:p text:style-name="P5"><text:span text:style-name="T2">0 <text:s text:c="2"/>1 <text:s text:c="2"/>2 <text:s text:c="2"/>3 <text:s text:c="2"/>4 <text:s text:c="2"/>5 <text:s text:c="2"/>6 <text:s text:c="2"/>7 <text:s text:c="2"/>8 <text:s text:c="2"/>9 <text:s text:c="2"/>10 <text:s/>11 <text:s/>12</text:span></text:p>
          </draw:text-box>
        </draw:frame>
        <draw:rect draw:style-name="gr1" draw:text-style-name="P2" draw:layer="layout" svg:width="7.62cm" svg:height="0.762cm" svg:x="1.651cm" svg:y="3.344cm">
          <text:p text:style-name="P5"/>
        </draw:rect>
        <draw:rect draw:style-name="gr4" draw:text-style-name="P4" draw:layer="layout" svg:width="3.956cm" svg:height="1.016cm" svg:x="2.775cm" svg:y="3.852cm">
          <text:p text:style-name="P5"/>
        </draw:rect>
        <draw:rect draw:style-name="gr2" draw:text-style-name="P4" draw:layer="layout" svg:width="3.937cm" svg:height="0.762cm" svg:x="1.651cm" svg:y="4.106cm">
          <text:p text:style-name="P5"/>
        </draw:rect>
        <draw:rect draw:style-name="gr2" draw:text-style-name="P2" draw:layer="layout" svg:width="2.032cm" svg:height="0.508cm" svg:x="1.651cm" svg:y="3.852cm">
          <text:p text:style-name="P5"/>
        </draw:rect>
        <draw:rect draw:style-name="gr4" draw:text-style-name="P4" draw:layer="layout" svg:width="1.143cm" svg:height="0.762cm" svg:x="5.588cm" svg:y="6.265cm">
          <text:p text:style-name="P5"/>
        </draw:rect>
        <draw:rect draw:style-name="gr1" draw:text-style-name="P2" draw:layer="layout" svg:width="7.62cm" svg:height="0.762cm" svg:x="1.651cm" svg:y="5.503cm">
          <text:p text:style-name="P5"/>
        </draw:rect>
        <draw:rect draw:style-name="gr2" draw:text-style-name="P4" draw:layer="layout" svg:width="3.937cm" svg:height="0.762cm" svg:x="1.651cm" svg:y="6.265cm">
          <text:p text:style-name="P5"/>
        </draw:rect>
        <draw:rect draw:style-name="gr2" draw:text-style-name="P2" draw:layer="layout" svg:width="2.032cm" svg:height="0.508cm" svg:x="1.651cm" svg:y="6.011cm">
          <text:p text:style-name="P5"/>
        </draw:rect>
        <draw:line draw:style-name="gr5" draw:text-style-name="P7" draw:layer="layout" svg:x1="6.731cm" svg:y1="7.281cm" svg:x2="6.731cm" svg:y2="1.058cm">
          <text:p text:style-name="P5"/>
        </draw:line>
        <draw:frame draw:style-name="gr3" draw:text-style-name="P6" draw:layer="layout" svg:width="3.029cm" svg:height="0.64cm" svg:x="6.477cm" svg:y="7.403cm">
          <draw:text-box>
            <text:p text:style-name="P5"><text:span text:style-name="T2">min_queue = 10</text:span></text:p>
          </draw:text-box>
        </draw:frame>
        <draw:frame draw:style-name="gr3" draw:text-style-name="P6" draw:layer="layout" svg:width="2.796cm" svg:height="0.64cm" svg:x="9.398cm" svg:y="3.466cm">
          <draw:text-box>
            <text:p text:style-name="P5"><text:span text:style-name="T2">shortfall(A) = 4</text:span></text:p>
          </draw:text-box>
        </draw:frame>
        <draw:frame draw:style-name="gr3" draw:text-style-name="P6" draw:layer="layout" svg:width="3.182cm" svg:height="0.64cm" svg:x="9.398cm" svg:y="5.63cm">
          <draw:text-box>
            <text:p text:style-name="P5"><text:span text:style-name="T2">total_shortfall =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3cm" fo:margin-bottom="0.454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95$Win32 OpenOffice.org_project/680m95$Build-8900</meta:generator>
    <meta:initial-creator>David Anderson</meta:initial-creator>
    <meta:creation-date>2006-04-19T15:03:35</meta:creation-date>
    <dc:creator>David Anderson</dc:creator>
    <dc:date>2006-04-19T15:30:05</dc:date>
    <dc:language>en-US</dc:language>
    <meta:editing-cycles>2</meta:editing-cycles>
    <meta:editing-duration>PT26M41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